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7.71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.99mm"/>
    </style:style>
    <style:style style:name="co27" style:family="table-column">
      <style:table-column-properties fo:break-before="auto" style:column-width="57.45mm"/>
    </style:style>
    <style:style style:name="co28" style:family="table-column">
      <style:table-column-properties fo:break-before="auto" style:column-width="11.78mm"/>
    </style:style>
    <style:style style:name="co29" style:family="table-column">
      <style:table-column-properties fo:break-before="auto" style:column-width="10mm"/>
    </style:style>
    <style:style style:name="co30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2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9" style:family="table-cell" style:parent-style-name="Default">
      <style:text-properties style:font-name="Liberation Mono" fo:font-size="9pt" style:font-size-asian="9pt" style:font-size-complex="9pt"/>
    </style:style>
    <style:style style:name="ce110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12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39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5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2" style:family="table-cell" style:parent-style-name="Default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6" style:family="table-cell" style:parent-style-name="Default">
      <style:text-properties style:font-name="DejaVu Sans" fo:font-size="9pt" style:font-size-asian="9pt" style:font-size-complex="9pt"/>
    </style:style>
    <style:style style:name="ce80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8" style:family="table-cell" style:parent-style-name="Default" style:data-style-name="N4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9" style:family="table-cell" style:parent-style-name="Default" style:data-style-name="N4"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f200"/>
      <style:text-properties style:font-name="DejaVu Sans" fo:font-size="9pt" style:font-size-asian="9pt" style:font-size-complex="9pt"/>
    </style:style>
    <style:style style:name="ce43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61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9"/>
        <table:table-column table:style-name="co5" table:number-columns-repeated="1023" table:default-cell-style-name="ce109"/>
        <table:table-row table:style-name="ro1">
          <table:table-cell table:style-name="ce34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103180010023300000000000000000953 <text:s text:c="15"/>8000000000030516625968BERCOVICH SACIFIA <text:s text:c="12"/>000000033970011000000000000000000000000000000000000000000000000000000000000000000000484298000000000000000000000000000000PES00010000001000000000581157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103010010000100000000000000086109 <text:s text:c="15"/>8000000000030500008454VISA RIO <text:s text:c="21"/>000000000122820000000000071355000000000000000000000000000000000000000000000000000000000000000000000000000000000000000000PES00010000001000000000000893200000000000000000000000000 <text:s text:c="29"/>000000000000000</text:p>
          </table:table-cell>
          <table:table-cell table:number-columns-repeated="1023"/>
        </table:table-row>
        <table:table-row table:style-name="ro1" table:number-rows-repeated="33">
          <table:table-cell table:style-name="ce36"/>
          <table:table-cell table:number-columns-repeated="1023"/>
        </table:table-row>
        <table:table-row table:style-name="ro1" table:number-rows-repeated="73">
          <table:table-cell table:style-name="ce40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5"/>
        <table:table-column table:style-name="co8" table:default-cell-style-name="ce109"/>
        <table:table-column table:style-name="co5" table:number-columns-repeated="1022" table:default-cell-style-name="ce109"/>
        <table:table-row table:style-name="ro1">
          <table:table-cell table:style-name="ce110" office:value-type="string" calcext:value-type="string">
            <text:p>Libro IVA Compras (alícuotas)</text:p>
          </table:table-cell>
          <table:table-cell table:style-name="ce116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2330000000000000000095380000000000305166259680000000276741430005000000005811570</text:p>
          </table:table-cell>
          <table:table-cell table:formula="of:=RIGHT([.A2];15)" office:value-type="string" office:string-value="000000005811570" calcext:value-type="string">
            <text:p>00000000581157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610980000000000305000084540000000000425330005000000000008932</text:p>
          </table:table-cell>
          <table:table-cell table:formula="of:=RIGHT([.A3];15)" office:value-type="string" office:string-value="000000000008932" calcext:value-type="string">
            <text:p>000000000008932</text:p>
          </table:table-cell>
          <table:table-cell table:number-columns-repeated="1022"/>
        </table:table-row>
        <table:table-row table:style-name="ro1" table:number-rows-repeated="67">
          <table:table-cell table:style-name="ce111"/>
          <table:table-cell table:number-columns-repeated="1023"/>
        </table:table-row>
        <table:table-row table:style-name="ro1">
          <table:table-cell table:style-name="ce111"/>
          <table:table-cell table:number-columns-repeated="2"/>
          <table:table-cell table:style-name="ce111"/>
          <table:table-cell table:number-columns-repeated="1020"/>
        </table:table-row>
        <table:table-row table:style-name="ro1" table:number-rows-repeated="54">
          <table:table-cell table:style-name="ce111"/>
          <table:table-cell table:number-columns-repeated="1023"/>
        </table:table-row>
        <table:table-row table:style-name="ro1">
          <table:table-cell table:style-name="ce111"/>
          <table:table-cell table:number-columns-repeated="2"/>
          <table:table-cell table:style-name="ce111"/>
          <table:table-cell table:number-columns-repeated="1020"/>
        </table:table-row>
        <table:table-row table:style-name="ro1" table:number-rows-repeated="27">
          <table:table-cell table:style-name="ce111"/>
          <table:table-cell table:number-columns-repeated="1023"/>
        </table:table-row>
        <table:table-row table:style-name="ro1" table:number-rows-repeated="73">
          <table:table-cell table:style-name="ce112"/>
          <table:table-cell table:number-columns-repeated="1023"/>
        </table:table-row>
        <table:table-row table:style-name="ro1" table:number-rows-repeated="4">
          <table:table-cell table:style-name="ce39"/>
          <table:table-cell table:number-columns-repeated="1023"/>
        </table:table-row>
        <table:table-row table:style-name="ro1">
          <table:table-cell table:style-name="ce112"/>
          <table:table-cell table:number-columns-repeated="1023"/>
        </table:table-row>
        <table:table-row table:style-name="ro1" table:number-rows-repeated="9">
          <table:table-cell table:style-name="ce39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 table:print-ranges="CF_Compras.A1:CF_Compras.I3">
        <office:forms form:automatic-focus="false" form:apply-design-mode="false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9" table:default-cell-style-name="ce29"/>
        <table:table-column table:style-name="co17" table:default-cell-style-name="ce29"/>
        <table:table-column table:style-name="co18" table:number-columns-repeated="2" table:default-cell-style-name="ce29"/>
        <table:table-column table:style-name="co19" table:default-cell-style-name="ce29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9" table:default-cell-style-name="ce26"/>
        <table:table-column table:style-name="co1" table:default-cell-style-name="ce26"/>
        <table:table-column table:style-name="co24" table:default-cell-style-name="ce26"/>
        <table:table-column table:style-name="co25" table:number-columns-repeated="2" table:default-cell-style-name="ce26"/>
        <table:table-column table:style-name="co26" table:default-cell-style-name="ce26"/>
        <table:table-column table:style-name="co27" table:default-cell-style-name="ce26"/>
        <table:table-column table:style-name="co5" table:number-columns-repeated="997" table:default-cell-style-name="ce26"/>
        <table:table-row table:style-name="ro1">
          <table:table-cell table:style-name="ce76" office:value-type="string" calcext:value-type="string">
            <text:p>Fecha</text:p>
          </table:table-cell>
          <table:table-cell table:style-name="ce76" office:value-type="string" calcext:value-type="string">
            <text:p>TC</text:p>
          </table:table-cell>
          <table:table-cell table:style-name="ce76" office:value-type="string" calcext:value-type="string">
            <text:p>PV</text:p>
          </table:table-cell>
          <table:table-cell table:style-name="ce76" office:value-type="string" calcext:value-type="string">
            <text:p>Numero</text:p>
          </table:table-cell>
          <table:table-cell table:style-name="ce76" office:value-type="string" calcext:value-type="string">
            <text:p>DI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CUIT</text:p>
          </table:table-cell>
          <table:table-cell table:style-name="ce76" office:value-type="string" calcext:value-type="string">
            <text:p>Nombre</text:p>
          </table:table-cell>
          <table:table-cell table:style-name="ce80" office:value-type="string" calcext:value-type="string">
            <text:p>Total</text:p>
          </table:table-cell>
          <table:table-cell table:style-name="ce80" office:value-type="string" calcext:value-type="string">
            <text:p>NoGrab</text:p>
          </table:table-cell>
          <table:table-cell table:style-name="ce80" office:value-type="string" calcext:value-type="string">
            <text:p>Exento</text:p>
          </table:table-cell>
          <table:table-cell table:style-name="ce80" office:value-type="string" calcext:value-type="string">
            <text:p>IVA</text:p>
          </table:table-cell>
          <table:table-cell table:style-name="ce80" office:value-type="string" calcext:value-type="string">
            <text:p>ImpNac</text:p>
          </table:table-cell>
          <table:table-cell table:style-name="ce80" office:value-type="string" calcext:value-type="string">
            <text:p>P IIBB</text:p>
          </table:table-cell>
          <table:table-cell table:style-name="ce80" office:value-type="string" calcext:value-type="string">
            <text:p>ImpMun</text:p>
          </table:table-cell>
          <table:table-cell table:style-name="ce80" office:value-type="string" calcext:value-type="string">
            <text:p>II</text:p>
          </table:table-cell>
          <table:table-cell table:style-name="ce76" office:value-type="string" calcext:value-type="string">
            <text:p>Mon</text:p>
          </table:table-cell>
          <table:table-cell table:style-name="ce76" office:value-type="string" calcext:value-type="string">
            <text:p>Cambio</text:p>
          </table:table-cell>
          <table:table-cell table:style-name="ce76" office:value-type="string" calcext:value-type="string">
            <text:p>Ali</text:p>
          </table:table-cell>
          <table:table-cell table:style-name="ce76" office:value-type="string" calcext:value-type="string">
            <text:p>Ope</text:p>
          </table:table-cell>
          <table:table-cell table:style-name="ce76" office:value-type="string" calcext:value-type="string">
            <text:p>Cfiscal</text:p>
          </table:table-cell>
          <table:table-cell table:style-name="ce76" office:value-type="string" calcext:value-type="string">
            <text:p>Otro</text:p>
          </table:table-cell>
          <table:table-cell table:style-name="ce76" office:value-type="string" calcext:value-type="string">
            <text:p>Cemi</text:p>
          </table:table-cell>
          <table:table-cell table:style-name="ce76" office:value-type="string" calcext:value-type="string">
            <text:p>Emisor</text:p>
          </table:table-cell>
          <table:table-cell table:style-name="ce76" office:value-type="string" calcext:value-type="string">
            <text:p>IVAC</text:p>
          </table:table-cell>
          <table:table-cell table:style-name="ce30"/>
          <table:table-cell table:style-name="ce43" office:value-type="string" calcext:value-type="string">
            <text:p>Compras</text:p>
          </table:table-cell>
          <table:table-cell table:style-name="ce30" table:number-columns-repeated="995"/>
          <table:table-cell table:number-columns-repeated="2"/>
        </table:table-row>
        <table:table-row table:style-name="ro1">
          <table:table-cell table:style-name="ce25" table:formula="of:=MID([$Compras.$A2];[$Tablas.$E$3];[$Tablas.$G$3])" office:value-type="string" office:string-value="20210318" calcext:value-type="string">
            <text:p>20210318</text:p>
          </table:table-cell>
          <table:table-cell table:style-name="ce25" table:formula="of:=MID([$Compras.$A2];[$Tablas.$E$4];[$Tablas.$G$4])" office:value-type="string" office:string-value="001" calcext:value-type="string">
            <text:p>001</text:p>
          </table:table-cell>
          <table:table-cell table:style-name="ce25" table:formula="of:=MID([$Compras.$A2];[$Tablas.$E$5];[$Tablas.$G$5])" office:value-type="string" office:string-value="00233" calcext:value-type="string">
            <text:p>00233</text:p>
          </table:table-cell>
          <table:table-cell table:style-name="ce25" table:formula="of:=TEXT(RIGHT(VALUE(MID([$Compras.$A2];[$Tablas.$E$6];[$Tablas.$G$6]));8);REPT(&quot;0&quot;;20))" office:value-type="string" office:string-value="00000000000000000953" calcext:value-type="string">
            <text:p>00000000000000000953</text:p>
          </table:table-cell>
          <table:table-cell table:style-name="ce25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];[$Tablas.$E$8];[$Tablas.$G$8])" office:value-type="string" office:string-value="80" calcext:value-type="string">
            <text:p>80</text:p>
          </table:table-cell>
          <table:table-cell table:style-name="ce25" table:formula="of:=MID([$Compras.$A2];[$Tablas.$E$9];[$Tablas.$G$9])" office:value-type="string" office:string-value="00000000030516625968" calcext:value-type="string">
            <text:p>00000000030516625968</text:p>
          </table:table-cell>
          <table:table-cell table:style-name="ce25" table:formula="of:=MID([$Compras.$A2];[$Tablas.$E$10];[$Tablas.$G$10])" office:value-type="string" office:string-value="BERCOVICH SACIFIA             " calcext:value-type="string">
            <text:p>BERCOVICH SACIFIA <text:s text:c="12"/></text:p>
          </table:table-cell>
          <table:table-cell table:style-name="ce28" table:formula="of:==IF([$Compras.$A2]&lt;&gt;&quot;&quot;;VALUE(MID([$Compras.$A2];[$Tablas.$E$11];[$Tablas.$G$11]))/100;0)*IF(OR(VALUE([.B2])=3;VALUE([.B2])=8;VALUE([.B2])=13);-1;1)" office:value-type="float" office:value="339700.11" calcext:value-type="float">
            <text:p>339.700,11</text:p>
          </table:table-cell>
          <table:table-cell table:style-name="ce28" table:formula="of:=IF([$Compras.$A2]&lt;&gt;&quot;&quot;;VALUE(MID([$Compras.$A2];[$Tablas.$E$12];[$Tablas.$G$12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3];[$Tablas.$G$13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4];[$Tablas.$G$14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5];[$Tablas.$G$15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6];[$Tablas.$G$16]))/100;0)*IF(OR(VALUE([.B2])=3;VALUE([.B2])=8;VALUE([.B2])=13);-1;1)" office:value-type="float" office:value="4842.98" calcext:value-type="float">
            <text:p>4.842,98</text:p>
          </table:table-cell>
          <table:table-cell table:style-name="ce28" table:formula="of:=IF([$Compras.$A2]&lt;&gt;&quot;&quot;;VALUE(MID([$Compras.$A2];[$Tablas.$E$17];[$Tablas.$G$17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8];[$Tablas.$G$18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19];[$Tablas.$G$19])" office:value-type="string" office:string-value="PES" calcext:value-type="string">
            <text:p>PES</text:p>
          </table:table-cell>
          <table:table-cell table:style-name="ce25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];[$Tablas.$E$21];[$Tablas.$G$21])" office:value-type="string" office:string-value="1" calcext:value-type="string">
            <text:p>1</text:p>
          </table:table-cell>
          <table:table-cell table:style-name="ce25" table:formula="of:=MID([$Compras.$A2];[$Tablas.$E$22];[$Tablas.$G$22])" office:value-type="string" office:string-value="0" calcext:value-type="string">
            <text:p>0</text:p>
          </table:table-cell>
          <table:table-cell table:style-name="ce28" table:formula="of:==IF([$Compras.$A2]&lt;&gt;&quot;&quot;;VALUE(MID([$Compras.$A2];[$Tablas.$E$23];[$Tablas.$G$23]))/100;0)*IF(OR(VALUE([.B2])=3;VALUE([.B2])=8;VALUE([.B2])=13);-1;1)" office:value-type="float" office:value="58115.7" calcext:value-type="float">
            <text:p>58.115,70</text:p>
          </table:table-cell>
          <table:table-cell table:style-name="ce28" table:formula="of:==IF([$Compras.$A2]&lt;&gt;&quot;&quot;;VALUE(MID([$Compras.$A2];[$Tablas.$E$24];[$Tablas.$G$24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44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103180010023300000000000000000953                8000000000030516625968BERCOVICH SACIFIA             339700,1100000000000000004842,980000000000000000000000000000000000000000000000PES00010000001058115,7000000000000                              000000000000000" calcext:value-type="string">
            <text:p>202103180010023300000000000000000953 <text:s text:c="15"/>8000000000030516625968BERCOVICH SACIFIA <text:s text:c="12"/>339700,1100000000000000004842,980000000000000000000000000000000000000000000000PES00010000001058115,7000000000000 <text:s text:c="29"/>000000000000000</text:p>
          </table:table-cell>
          <table:table-cell table:number-columns-repeated="997"/>
        </table:table-row>
        <table:table-row table:style-name="ro1">
          <table:table-cell table:style-name="ce25" table:formula="of:=MID([$Compras.$A3];[$Tablas.$E$3];[$Tablas.$G$3])" office:value-type="string" office:string-value="20210301" calcext:value-type="string">
            <text:p>20210301</text:p>
          </table:table-cell>
          <table:table-cell table:style-name="ce25" table:formula="of:=MID([$Compras.$A3];[$Tablas.$E$4];[$Tablas.$G$4])" office:value-type="string" office:string-value="001" calcext:value-type="string">
            <text:p>001</text:p>
          </table:table-cell>
          <table:table-cell table:style-name="ce25" table:formula="of:=MID([$Compras.$A3];[$Tablas.$E$5];[$Tablas.$G$5])" office:value-type="string" office:string-value="00001" calcext:value-type="string">
            <text:p>00001</text:p>
          </table:table-cell>
          <table:table-cell table:style-name="ce25" table:formula="of:=TEXT(RIGHT(VALUE(MID([$Compras.$A3];[$Tablas.$E$6];[$Tablas.$G$6]));8);REPT(&quot;0&quot;;20))" office:value-type="string" office:string-value="00000000000000086109" calcext:value-type="string">
            <text:p>00000000000000086109</text:p>
          </table:table-cell>
          <table:table-cell table:style-name="ce25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];[$Tablas.$E$8];[$Tablas.$G$8])" office:value-type="string" office:string-value="80" calcext:value-type="string">
            <text:p>80</text:p>
          </table:table-cell>
          <table:table-cell table:style-name="ce25" table:formula="of:=MID([$Compras.$A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3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3]&lt;&gt;&quot;&quot;;VALUE(MID([$Compras.$A3];[$Tablas.$E$11];[$Tablas.$G$11]))/100;0)*IF(OR(VALUE([.B3])=3;VALUE([.B3])=8;VALUE([.B3])=13);-1;1)" office:value-type="float" office:value="1228.2" calcext:value-type="float">
            <text:p>1.228,20</text:p>
          </table:table-cell>
          <table:table-cell table:style-name="ce28" table:formula="of:=IF([$Compras.$A3]&lt;&gt;&quot;&quot;;VALUE(MID([$Compras.$A3];[$Tablas.$E$12];[$Tablas.$G$12]))/100;0)*IF(OR(VALUE([.B3])=3;VALUE([.B3])=8;VALUE([.B3])=13);-1;1)" office:value-type="float" office:value="713.55" calcext:value-type="float">
            <text:p>713,55</text:p>
          </table:table-cell>
          <table:table-cell table:style-name="ce28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7];[$Tablas.$G$17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25" table:formula="of:=MID([$Compras.$A3];[$Tablas.$E$19];[$Tablas.$G$19])" office:value-type="string" office:string-value="PES" calcext:value-type="string">
            <text:p>PES</text:p>
          </table:table-cell>
          <table:table-cell table:style-name="ce25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];[$Tablas.$E$21];[$Tablas.$G$21])" office:value-type="string" office:string-value="1" calcext:value-type="string">
            <text:p>1</text:p>
          </table:table-cell>
          <table:table-cell table:style-name="ce25" table:formula="of:=MID([$Compras.$A3];[$Tablas.$E$22];[$Tablas.$G$22])" office:value-type="string" office:string-value="0" calcext:value-type="string">
            <text:p>0</text:p>
          </table:table-cell>
          <table:table-cell table:style-name="ce28" table:formula="of:==IF([$Compras.$A3]&lt;&gt;&quot;&quot;;VALUE(MID([$Compras.$A3];[$Tablas.$E$23];[$Tablas.$G$23]))/100;0)*IF(OR(VALUE([.B3])=3;VALUE([.B3])=8;VALUE([.B3])=13);-1;1)" office:value-type="float" office:value="89.32" calcext:value-type="float">
            <text:p>89,32</text:p>
          </table:table-cell>
          <table:table-cell table:style-name="ce28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25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44" table:formula="of:=IF(VALUE([.I3])=0;&quot;&quot;;CONCATENATE([.A3];[.B3];[.C3];[.D3];[.E3];[.F3];[.G3];[.H3];[.I3];[.J3];REPT(&quot;0&quot;;15);[.N3];REPT(&quot;0&quot;;15);[.M3];REPT(&quot;0&quot;;15);REPT(&quot;0&quot;;15);[.Q3];[.R3];[.S3];[.T3];[.U3];[.V3];[.W3];[.X3];[.Y3]))" office:value-type="string" office:string-value="202103010010000100000000000000086109                8000000000030500008454VISA RIO                      1228,2713,5500000000000000000000000000000000000000000000000000000000000000PES00010000001089,32000000000000                              000000000000000" calcext:value-type="string">
            <text:p>202103010010000100000000000000086109 <text:s text:c="15"/>8000000000030500008454VISA RIO <text:s text:c="21"/>1228,2713,5500000000000000000000000000000000000000000000000000000000000000PES00010000001089,32000000000000 <text:s text:c="29"/>000000000000000</text:p>
          </table:table-cell>
          <table:table-cell table:number-columns-repeated="997"/>
        </table:table-row>
        <table:table-row table:style-name="ro1" table:number-rows-repeated="4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/>
          <table:table-cell table:style-name="ce44"/>
          <table:table-cell table:number-columns-repeated="997"/>
        </table:table-row>
        <table:table-row table:style-name="ro1" table:number-rows-repeated="30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32" table:number-columns-repeated="8"/>
          <table:table-cell table:style-name="ce38" table:number-columns-repeated="8"/>
          <table:table-cell table:style-name="ce32" table:number-columns-repeated="4"/>
          <table:table-cell table:style-name="ce38" table:number-columns-repeated="2"/>
          <table:table-cell table:style-name="ce32" table:number-columns-repeated="3"/>
          <table:table-cell table:style-name="ce42" table:number-columns-repeated="999"/>
        </table:table-row>
        <table:table-row table:style-name="ro1" table:number-rows-repeated="18073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2" table:default-cell-style-name="ce26"/>
        <table:table-column table:style-name="co15" table:default-cell-style-name="ce29"/>
        <table:table-column table:style-name="co28" table:default-cell-style-name="ce26"/>
        <table:table-column table:style-name="co19" table:default-cell-style-name="ce29"/>
        <table:table-column table:style-name="co29" table:default-cell-style-name="ce26"/>
        <table:table-column table:style-name="co28" table:default-cell-style-name="ce26"/>
        <table:table-column table:style-name="co3" table:default-cell-style-name="ce26"/>
        <table:table-column table:style-name="co30" table:default-cell-style-name="ce26"/>
        <table:table-column table:style-name="co5" table:number-columns-repeated="1012" table:default-cell-style-name="ce26"/>
        <table:table-row table:style-name="ro1">
          <table:table-cell table:style-name="ce76" office:value-type="string" calcext:value-type="string">
            <text:p>TC</text:p>
          </table:table-cell>
          <table:table-cell table:style-name="ce76" office:value-type="string" calcext:value-type="string">
            <text:p>PV</text:p>
          </table:table-cell>
          <table:table-cell table:style-name="ce76" office:value-type="string" calcext:value-type="string">
            <text:p>Numero</text:p>
          </table:table-cell>
          <table:table-cell table:style-name="ce76" office:value-type="string" calcext:value-type="string">
            <text:p>Doc</text:p>
          </table:table-cell>
          <table:table-cell table:style-name="ce76" office:value-type="string" calcext:value-type="string">
            <text:p>CUIT</text:p>
          </table:table-cell>
          <table:table-cell table:style-name="ce80" office:value-type="string" calcext:value-type="string">
            <text:p>Grabado</text:p>
          </table:table-cell>
          <table:table-cell table:style-name="ce76" office:value-type="string" calcext:value-type="string">
            <text:p>Ali</text:p>
          </table:table-cell>
          <table:table-cell table:style-name="ce80" office:value-type="string" calcext:value-type="string">
            <text:p>Impuesto</text:p>
          </table:table-cell>
          <table:table-cell table:style-name="ce30"/>
          <table:table-cell table:style-name="ce45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7" table:formula="of:=SUM([.H$1:.H$1048576])" office:value-type="float" office:value="58205.02" calcext:value-type="float">
            <text:p>58.205,02</text:p>
          </table:table-cell>
          <table:table-cell table:style-name="ce63"/>
          <table:table-cell table:style-name="ce30" table:number-columns-repeated="976"/>
          <table:table-cell table:number-columns-repeated="35"/>
        </table:table-row>
        <table:table-row table:style-name="ro1">
          <table:table-cell table:style-name="ce25" table:formula="of:=MID([$'Compras-Ali'.$A2];[$Tablas.$E$31];[$Tablas.$G$31])" office:value-type="string" office:string-value="001" calcext:value-type="string">
            <text:p>001</text:p>
          </table:table-cell>
          <table:table-cell table:style-name="ce25" table:formula="of:=MID([$'Compras-Ali'.$A2];[$Tablas.$E$32];[$Tablas.$G$32])" office:value-type="string" office:string-value="00233" calcext:value-type="string">
            <text:p>00233</text:p>
          </table:table-cell>
          <table:table-cell table:style-name="ce25" table:formula="of:=TEXT(RIGHT(VALUE(MID([$'Compras-Ali'.$A2];[$Tablas.$E$33];[$Tablas.$G$33]));8);REPT(&quot;0&quot;;20))" office:value-type="string" office:string-value="00000000000000000953" calcext:value-type="string">
            <text:p>00000000000000000953</text:p>
          </table:table-cell>
          <table:table-cell table:style-name="ce25" table:formula="of:=MID([$'Compras-Ali'.$A2];[$Tablas.$E$34];[$Tablas.$G$34])" office:value-type="string" office:string-value="80" calcext:value-type="string">
            <text:p>80</text:p>
          </table:table-cell>
          <table:table-cell table:style-name="ce25" table:formula="of:=MID([$'Compras-Ali'.$A2];[$Tablas.$E$35];[$Tablas.$G$35])" office:value-type="string" office:string-value="00000000030516625968" calcext:value-type="string">
            <text:p>00000000030516625968</text:p>
          </table:table-cell>
          <table:table-cell table:style-name="ce28" table:formula="of:=IF([$'Compras-Ali'.$A2]&lt;&gt;&quot;&quot;;VALUE(MID([$'Compras-Ali'.$A2];[$Tablas.$E$36];[$Tablas.$G$36]))/100;0)*IF(OR(VALUE([.A2])=3;VALUE([.A2])=8;VALUE([.A2])=13);-1;1)" office:value-type="float" office:value="276741.43" calcext:value-type="float">
            <text:p>276.741,43</text:p>
          </table:table-cell>
          <table:table-cell table:style-name="ce25" table:formula="of:=MID([$'Compras-Ali'.$A2];[$Tablas.$E$37];[$Tablas.$G$37])" office:value-type="string" office:string-value="0005" calcext:value-type="string">
            <text:p>0005</text:p>
          </table:table-cell>
          <table:table-cell table:style-name="ce28" table:formula="of:=IF([$'Compras-Ali'.$A2]&lt;&gt;&quot;&quot;;VALUE(MID([$'Compras-Ali'.$A2];[$Tablas.$E$38];[$Tablas.$G$38]))/100;0)*IF(OR(VALUE([.A2])=3;VALUE([.A2])=8;VALUE([.A2])=13);-1;1)" office:value-type="float" office:value="58115.7" calcext:value-type="float">
            <text:p>58.115,70</text:p>
          </table:table-cell>
          <table:table-cell table:number-columns-repeated="1016"/>
        </table:table-row>
        <table:table-row table:style-name="ro1">
          <table:table-cell table:style-name="ce25" table:formula="of:=MID([$'Compras-Ali'.$A3];[$Tablas.$E$31];[$Tablas.$G$31])" office:value-type="string" office:string-value="001" calcext:value-type="string">
            <text:p>001</text:p>
          </table:table-cell>
          <table:table-cell table:style-name="ce25" table:formula="of:=MID([$'Compras-Ali'.$A3];[$Tablas.$E$32];[$Tablas.$G$32])" office:value-type="string" office:string-value="00001" calcext:value-type="string">
            <text:p>00001</text:p>
          </table:table-cell>
          <table:table-cell table:style-name="ce25" table:formula="of:=TEXT(RIGHT(VALUE(MID([$'Compras-Ali'.$A3];[$Tablas.$E$33];[$Tablas.$G$33]));8);REPT(&quot;0&quot;;20))" office:value-type="string" office:string-value="00000000000000086109" calcext:value-type="string">
            <text:p>00000000000000086109</text:p>
          </table:table-cell>
          <table:table-cell table:style-name="ce25" table:formula="of:=MID([$'Compras-Ali'.$A3];[$Tablas.$E$34];[$Tablas.$G$34])" office:value-type="string" office:string-value="80" calcext:value-type="string">
            <text:p>80</text:p>
          </table:table-cell>
          <table:table-cell table:style-name="ce25" table:formula="of:=MID([$'Compras-Ali'.$A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]&lt;&gt;&quot;&quot;;VALUE(MID([$'Compras-Ali'.$A3];[$Tablas.$E$36];[$Tablas.$G$36]))/100;0)*IF(OR(VALUE([.A3])=3;VALUE([.A3])=8;VALUE([.A3])=13);-1;1)" office:value-type="float" office:value="425.33" calcext:value-type="float">
            <text:p>425,33</text:p>
          </table:table-cell>
          <table:table-cell table:style-name="ce25" table:formula="of:=MID([$'Compras-Ali'.$A3];[$Tablas.$E$37];[$Tablas.$G$37])" office:value-type="string" office:string-value="0005" calcext:value-type="string">
            <text:p>0005</text:p>
          </table:table-cell>
          <table:table-cell table:style-name="ce28" table:formula="of:=IF([$'Compras-Ali'.$A3]&lt;&gt;&quot;&quot;;VALUE(MID([$'Compras-Ali'.$A3];[$Tablas.$E$38];[$Tablas.$G$38]))/100;0)*IF(OR(VALUE([.A3])=3;VALUE([.A3])=8;VALUE([.A3])=13);-1;1)" office:value-type="float" office:value="89.32" calcext:value-type="float">
            <text:p>89,32</text:p>
          </table:table-cell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IVA</text:p>
          </table:table-cell>
          <table:table-cell table:style-name="ce5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4</text:p>
          </table:table-cell>
          <table:table-cell table:style-name="ce53" office:value-type="string" calcext:value-type="string">
            <text:p>10,5%</text:p>
          </table:table-cell>
          <table:table-cell table:style-name="ce59" table:formula="of:=SUMIF([.$G$1:.$G$1048576];[.J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5</text:p>
          </table:table-cell>
          <table:table-cell table:style-name="ce53" office:value-type="string" calcext:value-type="string">
            <text:p>21%</text:p>
          </table:table-cell>
          <table:table-cell table:style-name="ce60" table:formula="of:=SUMIF([.$G$1:.$G$1048576];[.J5];[.H$1:.H$1048576])" office:value-type="float" office:value="58205.02" calcext:value-type="float">
            <text:p>58.205,0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6</text:p>
          </table:table-cell>
          <table:table-cell table:style-name="ce53" office:value-type="string" calcext:value-type="string">
            <text:p>27%</text:p>
          </table:table-cell>
          <table:table-cell table:style-name="ce60" table:formula="of:=SUMIF([.$G$1:.$G$1048576];[.J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/>
          <table:table-cell/>
          <table:table-cell table:style-name="ce60"/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4:.L7])" office:value-type="float" office:value="58205.02" calcext:value-type="float">
            <text:p>58.205,0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Tipo</text:p>
          </table:table-cell>
          <table:table-cell table:style-name="ce58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9" office:value-type="string" calcext:value-type="string">
            <text:p>001</text:p>
          </table:table-cell>
          <table:table-cell table:style-name="ce55" office:value-type="string" calcext:value-type="string">
            <text:p>FC A</text:p>
          </table:table-cell>
          <table:table-cell table:style-name="ce59" table:formula="of:=SUMIF([.$A$1:.$A$1048576];[.J11];[.H$1:.H$1048576])" office:value-type="float" office:value="58205.02" calcext:value-type="float">
            <text:p>58.205,0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60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60" table:formula="of:=SUMIF([.$A$1:.$A$1048576];[.J1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60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60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60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60" table:formula="of:=SUMIF([.$A$1:.$A$1048576];[.J17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60" table:formula="of:=SUMIF([.$A$1:.$A$1048576];[.J18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60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60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60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60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60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60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60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50" office:value-type="string" calcext:value-type="string">
            <text:p>083</text:p>
          </table:table-cell>
          <table:table-cell table:style-name="ce56" office:value-type="string" calcext:value-type="string">
            <text:p>TI</text:p>
          </table:table-cell>
          <table:table-cell table:style-name="ce62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11:.L26])" office:value-type="float" office:value="58205.02" calcext:value-type="float">
            <text:p>58.205,02</text:p>
          </table:table-cell>
          <table:table-cell table:number-columns-repeated="1012"/>
        </table:table-row>
        <table:table-row table:style-name="ro1" table:number-rows-repeated="1861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2" table:orientation="column"/>
        <table:database-range table:name="__Anonymous_Sheet_DB__4" table:target-range-address="'CF_Compras-Ali'.A1:'CF_Compras-Ali'.L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0:40:54.0191664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2H16M17S</meta:editing-duration>
    <meta:editing-cycles>115</meta:editing-cycles>
    <meta:generator>LibreOffice/6.0.7.3$Linux_X86_64 LibreOffice_project/00m0$Build-3</meta:generator>
    <dc:date>2021-04-20T10:49:20.580357548</dc:date>
    <meta:print-date>2021-04-20T10:42:22.442210453</meta:print-date>
    <meta:document-statistic meta:table-count="5" meta:cell-count="379" meta:object-count="0"/>
  </office:meta>
</office:document-meta>
</file>